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1" style:apply-style-name="Good" style:base-cell-address="Sheet1.B2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Sheet1.B2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Sheet1.B2"/>
    </style:style>
    <style:style style:name="ce6" style:family="table-cell" style:parent-style-name="Default" style:data-style-name="N3"/>
    <style:style style:name="ce7" style:family="table-cell" style:parent-style-name="Default" style:data-style-name="N4"/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map style:condition="cell-content()=1" style:apply-style-name="Good" style:base-cell-address="Sheet1.B2"/>
    </style:style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Sheet1.B2"/>
    </style:style>
    <style:style style:name="ce11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Sheet1.B2"/>
    </style:style>
    <style:style style:name="ce12" style:family="table-cell" style:parent-style-name="Default" style:data-style-name="N0"/>
    <style:style style:name="ce13" style:family="table-cell" style:parent-style-name="Default">
      <style:map style:condition="cell-content()=1" style:apply-style-name="Goo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2" table:number-columns-repeated="4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string" calcext:value-type="string">
            <text:p>NUM_1</text:p>
          </table:table-cell>
          <table:table-cell table:style-name="ce8" office:value-type="string" calcext:value-type="string">
            <text:p>NUM_2</text:p>
          </table:table-cell>
          <table:table-cell table:style-name="ce2" office:value-type="string" calcext:value-type="string">
            <text:p>NUM_3</text:p>
          </table:table-cell>
          <table:table-cell table:style-name="ce8" office:value-type="string" calcext:value-type="string">
            <text:p>NUM_4</text:p>
          </table:table-cell>
          <table:table-cell table:style-name="ce2" office:value-type="string" calcext:value-type="string">
            <text:p>NUM_5</text:p>
          </table:table-cell>
          <table:table-cell table:style-name="ce8" office:value-type="string" calcext:value-type="string">
            <text:p>NUM_6</text:p>
          </table:table-cell>
          <table:table-cell table:style-name="ce2" office:value-type="string" calcext:value-type="string">
            <text:p>NUM_7</text:p>
          </table:table-cell>
          <table:table-cell table:style-name="ce8" office:value-type="string" calcext:value-type="string">
            <text:p>NUM_8</text:p>
          </table:table-cell>
          <table:table-cell table:style-name="ce2" office:value-type="string" calcext:value-type="string">
            <text:p>NUM_9</text:p>
          </table:table-cell>
          <table:table-cell table:style-name="ce8" office:value-type="string" calcext:value-type="string">
            <text:p>NUM_10</text:p>
          </table:table-cell>
          <table:table-cell table:style-name="ce2" office:value-type="string" calcext:value-type="string">
            <text:p>NUM_11</text:p>
          </table:table-cell>
          <table:table-cell table:style-name="ce8" office:value-type="string" calcext:value-type="string">
            <text:p>NUM_12</text:p>
          </table:table-cell>
          <table:table-cell table:style-name="ce2" office:value-type="string" calcext:value-type="string">
            <text:p>NUM_13</text:p>
          </table:table-cell>
          <table:table-cell table:style-name="ce8" office:value-type="string" calcext:value-type="string">
            <text:p>NUM_14</text:p>
          </table:table-cell>
          <table:table-cell table:style-name="ce2" office:value-type="string" calcext:value-type="string">
            <text:p>NUM_15</text:p>
          </table:table-cell>
          <table:table-cell table:style-name="ce8" office:value-type="string" calcext:value-type="string">
            <text:p>NUM_16</text:p>
          </table:table-cell>
          <table:table-cell table:style-name="ce2" office:value-type="string" calcext:value-type="string">
            <text:p>NUM_17</text:p>
          </table:table-cell>
          <table:table-cell table:style-name="ce8" office:value-type="string" calcext:value-type="string">
            <text:p>NUM_18</text:p>
          </table:table-cell>
          <table:table-cell table:style-name="ce2" office:value-type="string" calcext:value-type="string">
            <text:p>NUM_19</text:p>
          </table:table-cell>
          <table:table-cell table:style-name="ce8" office:value-type="string" calcext:value-type="string">
            <text:p>NUM_20</text:p>
          </table:table-cell>
          <table:table-cell table:style-name="ce2" office:value-type="string" calcext:value-type="string">
            <text:p>NUM_21</text:p>
          </table:table-cell>
          <table:table-cell table:style-name="ce8" office:value-type="string" calcext:value-type="string">
            <text:p>NUM_22</text:p>
          </table:table-cell>
          <table:table-cell table:style-name="ce2" office:value-type="string" calcext:value-type="string">
            <text:p>NUM_23</text:p>
          </table:table-cell>
          <table:table-cell table:style-name="ce8" office:value-type="string" calcext:value-type="string">
            <text:p>NUM_24</text:p>
          </table:table-cell>
          <table:table-cell table:style-name="ce2" office:value-type="string" calcext:value-type="string">
            <text:p>NUM_25</text:p>
          </table:table-cell>
          <table:table-cell table:style-name="ce8" office:value-type="string" calcext:value-type="string">
            <text:p>NUM_26</text:p>
          </table:table-cell>
          <table:table-cell table:style-name="ce2" office:value-type="string" calcext:value-type="string">
            <text:p>NUM_27</text:p>
          </table:table-cell>
          <table:table-cell table:style-name="ce8" office:value-type="string" calcext:value-type="string">
            <text:p>NUM_28</text:p>
          </table:table-cell>
          <table:table-cell table:style-name="ce2" office:value-type="string" calcext:value-type="string">
            <text:p>NUM_29</text:p>
          </table:table-cell>
          <table:table-cell table:style-name="ce8" office:value-type="string" calcext:value-type="string">
            <text:p>NUM_30</text:p>
          </table:table-cell>
          <table:table-cell table:style-name="ce2" office:value-type="string" calcext:value-type="string">
            <text:p>NUM_31</text:p>
          </table:table-cell>
          <table:table-cell table:style-name="ce8" office:value-type="string" calcext:value-type="string">
            <text:p>NUM_32</text:p>
          </table:table-cell>
          <table:table-cell table:style-name="ce2" office:value-type="string" calcext:value-type="string">
            <text:p>NUM_33</text:p>
          </table:table-cell>
          <table:table-cell table:style-name="ce8" office:value-type="string" calcext:value-type="string">
            <text:p>NUM_34</text:p>
          </table:table-cell>
          <table:table-cell table:style-name="ce2" office:value-type="string" calcext:value-type="string">
            <text:p>NUM_35</text:p>
          </table:table-cell>
          <table:table-cell table:style-name="ce8" office:value-type="string" calcext:value-type="string">
            <text:p>NUM_36</text:p>
          </table:table-cell>
          <table:table-cell table:style-name="ce2" office:value-type="string" calcext:value-type="string">
            <text:p>NUM_37</text:p>
          </table:table-cell>
          <table:table-cell table:style-name="ce8" office:value-type="string" calcext:value-type="string">
            <text:p>NUM_38</text:p>
          </table:table-cell>
          <table:table-cell table:style-name="ce2" office:value-type="string" calcext:value-type="string">
            <text:p>NUM_39</text:p>
          </table:table-cell>
          <table:table-cell table:style-name="ce8" office:value-type="string" calcext:value-type="string">
            <text:p>NUM_40</text:p>
          </table:table-cell>
          <table:table-cell table:style-name="ce2" office:value-type="string" calcext:value-type="string">
            <text:p>NUM_41</text:p>
          </table:table-cell>
          <table:table-cell table:style-name="ce8" office:value-type="string" calcext:value-type="string">
            <text:p>NUM_42</text:p>
          </table:table-cell>
          <table:table-cell table:style-name="ce2" office:value-type="string" calcext:value-type="string">
            <text:p>NUM_43</text:p>
          </table:table-cell>
          <table:table-cell table:style-name="ce8" office:value-type="string" calcext:value-type="string">
            <text:p>NUM_44</text:p>
          </table:table-cell>
          <table:table-cell table:style-name="ce2" office:value-type="string" calcext:value-type="string">
            <text:p>NUM_45</text:p>
          </table:table-cell>
          <table:table-cell table:style-name="ce8" office:value-type="string" calcext:value-type="string">
            <text:p>NUM_46</text:p>
          </table:table-cell>
          <table:table-cell table:style-name="ce2" office:value-type="string" calcext:value-type="string">
            <text:p>NUM_47</text:p>
          </table:table-cell>
          <table:table-cell table:style-name="ce8" office:value-type="string" calcext:value-type="string">
            <text:p>NUM_48</text:p>
          </table:table-cell>
          <table:table-cell table:style-name="ce2" office:value-type="string" calcext:value-type="string">
            <text:p>NUM_49</text:p>
          </table:table-cell>
          <table:table-cell table:style-name="ce8" office:value-type="string" calcext:value-type="string">
            <text:p>NUM_50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2023-01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2:.AY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10" calcext:value-type="date">
            <text:p>2023-01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:.AY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13" calcext:value-type="date">
            <text:p>2023-01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:.AY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17" calcext:value-type="date">
            <text:p>2023-01-1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:.AY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20" calcext:value-type="date">
            <text:p>2023-01-20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6:.AY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24" calcext:value-type="date">
            <text:p>2023-01-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:.AY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27" calcext:value-type="date">
            <text:p>2023-01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:.AY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1-31" calcext:value-type="date">
            <text:p>2023-01-3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:.AY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03" calcext:value-type="date">
            <text:p>2023-02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:.AY1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07" calcext:value-type="date">
            <text:p>2023-02-0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1:.AY1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10" calcext:value-type="date">
            <text:p>2023-02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:.AY1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14" calcext:value-type="date">
            <text:p>2023-02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:.AY1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17" calcext:value-type="date">
            <text:p>2023-02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:.AY1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21" calcext:value-type="date">
            <text:p>2023-02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:.AY1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24" calcext:value-type="date">
            <text:p>2023-02-2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:.AY1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2-28" calcext:value-type="date">
            <text:p>2023-02-2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:.AY1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03" calcext:value-type="date">
            <text:p>2023-03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:.AY1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07" calcext:value-type="date">
            <text:p>2023-03-0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:.AY1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10" calcext:value-type="date">
            <text:p>2023-03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:.AY2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14" calcext:value-type="date">
            <text:p>2023-03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:.AY2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17" calcext:value-type="date">
            <text:p>2023-03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2:.AY2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21" calcext:value-type="date">
            <text:p>2023-03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23:.AY2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24" calcext:value-type="date">
            <text:p>2023-03-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4:.AY2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28" calcext:value-type="date">
            <text:p>2023-03-2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25:.AY2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3-31" calcext:value-type="date">
            <text:p>2023-03-3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26:.AY2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04" calcext:value-type="date">
            <text:p>2023-04-0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7:.AY2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07" calcext:value-type="date">
            <text:p>2023-04-0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8:.AY2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11" calcext:value-type="date">
            <text:p>2023-04-1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9:.AY2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14" calcext:value-type="date">
            <text:p>2023-04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30:.AY3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18" calcext:value-type="date">
            <text:p>2023-04-1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1:.AY3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21" calcext:value-type="date">
            <text:p>2023-04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2:.AY3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25" calcext:value-type="date">
            <text:p>2023-04-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3:.AY3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4-28" calcext:value-type="date">
            <text:p>2023-04-2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4:.AY3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02" calcext:value-type="date">
            <text:p>2023-05-0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5:.AY3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05" calcext:value-type="date">
            <text:p>2023-05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6:.AY3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09" calcext:value-type="date">
            <text:p>2023-05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37:.AY3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12" calcext:value-type="date">
            <text:p>2023-05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38:.AY3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16" calcext:value-type="date">
            <text:p>2023-05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39:.AY3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19" calcext:value-type="date">
            <text:p>2023-05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0:.AY4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23" calcext:value-type="date">
            <text:p>2023-05-2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1:.AY4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26" calcext:value-type="date">
            <text:p>2023-05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2:.AY4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5-30" calcext:value-type="date">
            <text:p>2023-05-3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3:.AY4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02" calcext:value-type="date">
            <text:p>2023-06-0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44:.AY4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06" calcext:value-type="date">
            <text:p>2023-06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5:.AY4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09" calcext:value-type="date">
            <text:p>2023-06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6:.AY4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13" calcext:value-type="date">
            <text:p>2023-06-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7:.AY4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16" calcext:value-type="date">
            <text:p>2023-06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48:.AY4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20" calcext:value-type="date">
            <text:p>2023-06-2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49:.AY4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23" calcext:value-type="date">
            <text:p>2023-06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0:.AY5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27" calcext:value-type="date">
            <text:p>2023-06-2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1:.AY5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6-30" calcext:value-type="date">
            <text:p>2023-06-3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52:.AY5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04" calcext:value-type="date">
            <text:p>2023-07-0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3:.AY5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07" calcext:value-type="date">
            <text:p>2023-07-0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formula="of:=SUM([.B54:.AY5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11" calcext:value-type="date">
            <text:p>2023-07-1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5:.AY5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14" calcext:value-type="date">
            <text:p>2023-07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6:.AY5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18" calcext:value-type="date">
            <text:p>2023-07-1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57:.AY5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21" calcext:value-type="date">
            <text:p>2023-07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8:.AY5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25" calcext:value-type="date">
            <text:p>2023-07-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59:.AY5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7-28" calcext:value-type="date">
            <text:p>2023-07-2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0:.AY6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01" calcext:value-type="date">
            <text:p>2023-08-0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1:.AY6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04" calcext:value-type="date">
            <text:p>2023-08-0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2:.AY6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08" calcext:value-type="date">
            <text:p>2023-08-0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63:.AY6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11" calcext:value-type="date">
            <text:p>2023-08-1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4:.AY6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15" calcext:value-type="date">
            <text:p>2023-08-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65:.AY6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18" calcext:value-type="date">
            <text:p>2023-08-1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66:.AY6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22" calcext:value-type="date">
            <text:p>2023-08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67:.AY6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25" calcext:value-type="date">
            <text:p>2023-08-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8:.AY6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8-29" calcext:value-type="date">
            <text:p>2023-08-2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69:.AY6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01" calcext:value-type="date">
            <text:p>2023-09-0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0:.AY7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05" calcext:value-type="date">
            <text:p>2023-09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1:.AY7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08" calcext:value-type="date">
            <text:p>2023-09-0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2:.AY7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12" calcext:value-type="date">
            <text:p>2023-09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3:.AY7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15" calcext:value-type="date">
            <text:p>2023-09-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4:.AY7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19" calcext:value-type="date">
            <text:p>2023-09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5:.AY7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22" calcext:value-type="date">
            <text:p>2023-09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6:.AY7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26" calcext:value-type="date">
            <text:p>2023-09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7:.AY7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09-29" calcext:value-type="date">
            <text:p>2023-09-2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8:.AY7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03" calcext:value-type="date">
            <text:p>2023-10-0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79:.AY7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06" calcext:value-type="date">
            <text:p>2023-10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0:.AY8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10" calcext:value-type="date">
            <text:p>2023-10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1:.AY8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13" calcext:value-type="date">
            <text:p>2023-10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2:.AY8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17" calcext:value-type="date">
            <text:p>2023-10-1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5" table:style-name="ce13" office:value-type="float" office:value="0" calcext:value-type="float">
            <text:p>0</text:p>
          </table:table-cell>
          <table:table-cell table:formula="of:=SUM([.B83:.AY8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20" calcext:value-type="date">
            <text:p>2023-10-2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84:.AY8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24" calcext:value-type="date">
            <text:p>2023-10-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5:.AY8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27" calcext:value-type="date">
            <text:p>2023-10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6:.AY8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0-31" calcext:value-type="date">
            <text:p>2023-10-3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7:.AY8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03" calcext:value-type="date">
            <text:p>2023-11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8:.AY8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07" calcext:value-type="date">
            <text:p>2023-11-0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89:.AY8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10" calcext:value-type="date">
            <text:p>2023-11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0:.AY9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14" calcext:value-type="date">
            <text:p>2023-11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91:.AY9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17" calcext:value-type="date">
            <text:p>2023-11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2:.AY9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21" calcext:value-type="date">
            <text:p>2023-11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3:.AY9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24" calcext:value-type="date">
            <text:p>2023-11-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4:.AY9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1-28" calcext:value-type="date">
            <text:p>2023-11-2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5:.AY9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01" calcext:value-type="date">
            <text:p>2023-12-0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6:.AY9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05" calcext:value-type="date">
            <text:p>2023-12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7:.AY9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08" calcext:value-type="date">
            <text:p>2023-12-0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8:.AY9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12" calcext:value-type="date">
            <text:p>2023-12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99:.AY9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15" calcext:value-type="date">
            <text:p>2023-12-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0:.AY10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19" calcext:value-type="date">
            <text:p>2023-12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1:.AY10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22" calcext:value-type="date">
            <text:p>2023-12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2:.AY10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26" calcext:value-type="date">
            <text:p>2023-12-2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3:.AY10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3-12-29" calcext:value-type="date">
            <text:p>2023-12-2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4:.AY10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02" calcext:value-type="date">
            <text:p>2024-01-0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05:.AY10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05" calcext:value-type="date">
            <text:p>2024-01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06:.AY10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09" calcext:value-type="date">
            <text:p>2024-01-0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7:.AY10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12" calcext:value-type="date">
            <text:p>2024-01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8:.AY10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16" calcext:value-type="date">
            <text:p>2024-01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09:.AY10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19" calcext:value-type="date">
            <text:p>2024-01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10:.AY11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23" calcext:value-type="date">
            <text:p>2024-01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1:.AY11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26" calcext:value-type="date">
            <text:p>2024-01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2:.AY11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1-30" calcext:value-type="date">
            <text:p>2024-01-3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3:.AY11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02" calcext:value-type="date">
            <text:p>2024-02-0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4:.AY11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06" calcext:value-type="date">
            <text:p>2024-02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15:.AY11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09" calcext:value-type="date">
            <text:p>2024-02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6:.AY11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13" calcext:value-type="date">
            <text:p>2024-02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7:.AY11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16" calcext:value-type="date">
            <text:p>2024-02-1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SUM([.B118:.AY11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20" calcext:value-type="date">
            <text:p>2024-02-2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19:.AY11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23" calcext:value-type="date">
            <text:p>2024-02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0:.AY12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2-27" calcext:value-type="date">
            <text:p>2024-02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1:.AY12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01" calcext:value-type="date">
            <text:p>2024-03-0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2:.AY12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05" calcext:value-type="date">
            <text:p>2024-03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3:.AY12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08" calcext:value-type="date">
            <text:p>2024-03-0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4:.AY12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12" calcext:value-type="date">
            <text:p>2024-03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5:.AY12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15" calcext:value-type="date">
            <text:p>2024-03-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6:.AY12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19" calcext:value-type="date">
            <text:p>2024-03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7:.AY12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22" calcext:value-type="date">
            <text:p>2024-03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8:.AY12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26" calcext:value-type="date">
            <text:p>2024-03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29:.AY12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3-29" calcext:value-type="date">
            <text:p>2024-03-2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0:.AY13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02" calcext:value-type="date">
            <text:p>2024-04-0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1:.AY13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05" calcext:value-type="date">
            <text:p>2024-04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2:.AY13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09" calcext:value-type="date">
            <text:p>2024-04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33:.AY13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12" calcext:value-type="date">
            <text:p>2024-04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34:.AY13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16" calcext:value-type="date">
            <text:p>2024-04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5:.AY13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19" calcext:value-type="date">
            <text:p>2024-04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6:.AY13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23" calcext:value-type="date">
            <text:p>2024-04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7:.AY13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26" calcext:value-type="date">
            <text:p>2024-04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8:.AY13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4-30" calcext:value-type="date">
            <text:p>2024-04-3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39:.AY13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03" calcext:value-type="date">
            <text:p>2024-05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0:.AY14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07" calcext:value-type="date">
            <text:p>2024-05-0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1:.AY14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10" calcext:value-type="date">
            <text:p>2024-05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2:.AY14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14" calcext:value-type="date">
            <text:p>2024-05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3:.AY14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17" calcext:value-type="date">
            <text:p>2024-05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44:.AY14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21" calcext:value-type="date">
            <text:p>2024-05-2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5:.AY14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24" calcext:value-type="date">
            <text:p>2024-05-2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46:.AY14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28" calcext:value-type="date">
            <text:p>2024-05-2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7:.AY14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8:.AY14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04" calcext:value-type="date">
            <text:p>2024-06-0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49:.AY14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07" calcext:value-type="date">
            <text:p>2024-06-0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0:.AY15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11" calcext:value-type="date">
            <text:p>2024-06-1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1:.AY15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14" calcext:value-type="date">
            <text:p>2024-06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2:.AY15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18" calcext:value-type="date">
            <text:p>2024-06-1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3:.AY15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21" calcext:value-type="date">
            <text:p>2024-06-2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4:.AY15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25" calcext:value-type="date">
            <text:p>2024-06-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5:.AY15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6-28" calcext:value-type="date">
            <text:p>2024-06-2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6:.AY15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02" calcext:value-type="date">
            <text:p>2024-07-0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7:.AY15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05" calcext:value-type="date">
            <text:p>2024-07-0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8:.AY15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09" calcext:value-type="date">
            <text:p>2024-07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59:.AY15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12" calcext:value-type="date">
            <text:p>2024-07-1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0:.AY16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16" calcext:value-type="date">
            <text:p>2024-07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1:.AY16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19" calcext:value-type="date">
            <text:p>2024-07-1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2:.AY16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23" calcext:value-type="date">
            <text:p>2024-07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3:.AY16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26" calcext:value-type="date">
            <text:p>2024-07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4:.AY16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7-30" calcext:value-type="date">
            <text:p>2024-07-3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5:.AY16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02" calcext:value-type="date">
            <text:p>2024-08-0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6:.AY16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06" calcext:value-type="date">
            <text:p>2024-08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7:.AY16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09" calcext:value-type="date">
            <text:p>2024-08-0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8:.AY16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13" calcext:value-type="date">
            <text:p>2024-08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69:.AY16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16" calcext:value-type="date">
            <text:p>2024-08-1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70:.AY17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20" calcext:value-type="date">
            <text:p>2024-08-2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1:.AY17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23" calcext:value-type="date">
            <text:p>2024-08-2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2:.AY17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27" calcext:value-type="date">
            <text:p>2024-08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73:.AY17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8-30" calcext:value-type="date">
            <text:p>2024-08-3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4:.AY17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03" calcext:value-type="date">
            <text:p>2024-09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75:.AY17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06" calcext:value-type="date">
            <text:p>2024-09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6:.AY17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10" calcext:value-type="date">
            <text:p>2024-09-1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7:.AY17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13" calcext:value-type="date">
            <text:p>2024-09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8:.AY17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17" calcext:value-type="date">
            <text:p>2024-09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79:.AY17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20" calcext:value-type="date">
            <text:p>2024-09-2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0:.AY18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24" calcext:value-type="date">
            <text:p>2024-09-2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1:.AY18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09-27" calcext:value-type="date">
            <text:p>2024-09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82:.AY18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01" calcext:value-type="date">
            <text:p>2024-10-0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3:.AY18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04" calcext:value-type="date">
            <text:p>2024-10-0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4:.AY18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08" calcext:value-type="date">
            <text:p>2024-10-0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5:.AY18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6:.AY18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15" calcext:value-type="date">
            <text:p>2024-10-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7:.AY18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18" calcext:value-type="date">
            <text:p>2024-10-1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8:.AY18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22" calcext:value-type="date">
            <text:p>2024-10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89:.AY18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25" calcext:value-type="date">
            <text:p>2024-10-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0:.AY19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0-29" calcext:value-type="date">
            <text:p>2024-10-2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1:.AY19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01" calcext:value-type="date">
            <text:p>2024-11-0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2:.AY19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05" calcext:value-type="date">
            <text:p>2024-11-0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3:.AY19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08" calcext:value-type="date">
            <text:p>2024-11-0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4:.AY19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12" calcext:value-type="date">
            <text:p>2024-11-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5:.AY19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15" calcext:value-type="date">
            <text:p>2024-11-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6:.AY19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19" calcext:value-type="date">
            <text:p>2024-11-1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197:.AY19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22" calcext:value-type="date">
            <text:p>2024-11-2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8:.AY19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26" calcext:value-type="date">
            <text:p>2024-11-2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9:.AY19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1-29" calcext:value-type="date">
            <text:p>2024-11-29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0:.AY20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03" calcext:value-type="date">
            <text:p>2024-12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1:.AY20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06" calcext:value-type="date">
            <text:p>2024-12-0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2:.AY20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10" calcext:value-type="date">
            <text:p>2024-12-1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3:.AY20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13" calcext:value-type="date">
            <text:p>2024-12-1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4:.AY204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17" calcext:value-type="date">
            <text:p>2024-12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SUM([.B205:.AY205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20" calcext:value-type="date">
            <text:p>2024-12-2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6:.AY20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24" calcext:value-type="date">
            <text:p>2024-12-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7:.AY207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27" calcext:value-type="date">
            <text:p>2024-12-2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8:.AY20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4-12-31" calcext:value-type="date">
            <text:p>2024-12-3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09:.AY209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5-01-03" calcext:value-type="date">
            <text:p>2025-01-0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0:.AY210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5-01-07" calcext:value-type="date">
            <text:p>2025-01-0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1:.AY211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5-01-10" calcext:value-type="date">
            <text:p>2025-01-1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2:.AY212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5-01-14" calcext:value-type="date">
            <text:p>2025-01-1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3:.AY213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date" office:date-value="2025-01-17" calcext:value-type="date">
            <text:p>2025-01-1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214:.AY214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SUM([.B2:.B214])" office:value-type="float" office:value="35" calcext:value-type="float">
            <text:p>35</text:p>
          </table:table-cell>
          <table:table-cell table:style-name="Default" table:formula="of:=SUM([.C2:.C214])" office:value-type="float" office:value="40" calcext:value-type="float">
            <text:p>40</text:p>
          </table:table-cell>
          <table:table-cell table:formula="of:=SUM([.D2:.D214])" office:value-type="float" office:value="25" calcext:value-type="float">
            <text:p>25</text:p>
          </table:table-cell>
          <table:table-cell table:formula="of:=SUM([.E2:.E214])" office:value-type="float" office:value="34" calcext:value-type="float">
            <text:p>34</text:p>
          </table:table-cell>
          <table:table-cell table:formula="of:=SUM([.F2:.F214])" office:value-type="float" office:value="27" calcext:value-type="float">
            <text:p>27</text:p>
          </table:table-cell>
          <table:table-cell table:formula="of:=SUM([.G2:.G214])" office:value-type="float" office:value="30" calcext:value-type="float">
            <text:p>30</text:p>
          </table:table-cell>
          <table:table-cell table:formula="of:=SUM([.H2:.H214])" office:value-type="float" office:value="41" calcext:value-type="float">
            <text:p>41</text:p>
          </table:table-cell>
          <table:table-cell table:formula="of:=SUM([.I2:.I214])" office:value-type="float" office:value="24" calcext:value-type="float">
            <text:p>24</text:p>
          </table:table-cell>
          <table:table-cell table:formula="of:=SUM([.J2:.J214])" office:value-type="float" office:value="27" calcext:value-type="float">
            <text:p>27</text:p>
          </table:table-cell>
          <table:table-cell table:formula="of:=SUM([.K2:.K214])" office:value-type="float" office:value="25" calcext:value-type="float">
            <text:p>25</text:p>
          </table:table-cell>
          <table:table-cell table:formula="of:=SUM([.L2:.L214])" office:value-type="float" office:value="29" calcext:value-type="float">
            <text:p>29</text:p>
          </table:table-cell>
          <table:table-cell table:formula="of:=SUM([.M2:.M214])" office:value-type="float" office:value="35" calcext:value-type="float">
            <text:p>35</text:p>
          </table:table-cell>
          <table:table-cell table:formula="of:=SUM([.N2:.N214])" office:value-type="float" office:value="31" calcext:value-type="float">
            <text:p>31</text:p>
          </table:table-cell>
          <table:table-cell table:formula="of:=SUM([.O2:.O214])" office:value-type="float" office:value="20" calcext:value-type="float">
            <text:p>20</text:p>
          </table:table-cell>
          <table:table-cell table:formula="of:=SUM([.P2:.P214])" office:value-type="float" office:value="33" calcext:value-type="float">
            <text:p>33</text:p>
          </table:table-cell>
          <table:table-cell table:formula="of:=SUM([.Q2:.Q214])" office:value-type="float" office:value="39" calcext:value-type="float">
            <text:p>39</text:p>
          </table:table-cell>
          <table:table-cell table:formula="of:=SUM([.R2:.R214])" office:value-type="float" office:value="27" calcext:value-type="float">
            <text:p>27</text:p>
          </table:table-cell>
          <table:table-cell table:formula="of:=SUM([.S2:.S214])" office:value-type="float" office:value="27" calcext:value-type="float">
            <text:p>27</text:p>
          </table:table-cell>
          <table:table-cell table:formula="of:=SUM([.T2:.T214])" office:value-type="float" office:value="35" calcext:value-type="float">
            <text:p>35</text:p>
          </table:table-cell>
          <table:table-cell table:formula="of:=SUM([.U2:.U214])" office:value-type="float" office:value="30" calcext:value-type="float">
            <text:p>30</text:p>
          </table:table-cell>
          <table:table-cell table:formula="of:=SUM([.V2:.V214])" office:value-type="float" office:value="28" calcext:value-type="float">
            <text:p>28</text:p>
          </table:table-cell>
          <table:table-cell table:formula="of:=SUM([.W2:.W214])" office:value-type="float" office:value="31" calcext:value-type="float">
            <text:p>31</text:p>
          </table:table-cell>
          <table:table-cell table:formula="of:=SUM([.X2:.X214])" office:value-type="float" office:value="32" calcext:value-type="float">
            <text:p>32</text:p>
          </table:table-cell>
          <table:table-cell table:formula="of:=SUM([.Y2:.Y214])" office:value-type="float" office:value="30" calcext:value-type="float">
            <text:p>30</text:p>
          </table:table-cell>
          <table:table-cell table:formula="of:=SUM([.Z2:.Z214])" office:value-type="float" office:value="33" calcext:value-type="float">
            <text:p>33</text:p>
          </table:table-cell>
          <table:table-cell table:formula="of:=SUM([.AA2:.AA214])" office:value-type="float" office:value="33" calcext:value-type="float">
            <text:p>33</text:p>
          </table:table-cell>
          <table:table-cell table:formula="of:=SUM([.AB2:.AB214])" office:value-type="float" office:value="19" calcext:value-type="float">
            <text:p>19</text:p>
          </table:table-cell>
          <table:table-cell table:formula="of:=SUM([.AC2:.AC214])" office:value-type="float" office:value="40" calcext:value-type="float">
            <text:p>40</text:p>
          </table:table-cell>
          <table:table-cell table:formula="of:=SUM([.AD2:.AD214])" office:value-type="float" office:value="35" calcext:value-type="float">
            <text:p>35</text:p>
          </table:table-cell>
          <table:table-cell table:formula="of:=SUM([.AE2:.AE214])" office:value-type="float" office:value="35" calcext:value-type="float">
            <text:p>35</text:p>
          </table:table-cell>
          <table:table-cell table:formula="of:=SUM([.AF2:.AF214])" office:value-type="float" office:value="32" calcext:value-type="float">
            <text:p>32</text:p>
          </table:table-cell>
          <table:table-cell table:formula="of:=SUM([.AG2:.AG214])" office:value-type="float" office:value="35" calcext:value-type="float">
            <text:p>35</text:p>
          </table:table-cell>
          <table:table-cell table:formula="of:=SUM([.AH2:.AH214])" office:value-type="float" office:value="28" calcext:value-type="float">
            <text:p>28</text:p>
          </table:table-cell>
          <table:table-cell table:formula="of:=SUM([.AI2:.AI214])" office:value-type="float" office:value="31" calcext:value-type="float">
            <text:p>31</text:p>
          </table:table-cell>
          <table:table-cell table:formula="of:=SUM([.AJ2:.AJ214])" office:value-type="float" office:value="30" calcext:value-type="float">
            <text:p>30</text:p>
          </table:table-cell>
          <table:table-cell table:formula="of:=SUM([.AK2:.AK214])" office:value-type="float" office:value="30" calcext:value-type="float">
            <text:p>30</text:p>
          </table:table-cell>
          <table:table-cell table:formula="of:=SUM([.AL2:.AL214])" office:value-type="float" office:value="25" calcext:value-type="float">
            <text:p>25</text:p>
          </table:table-cell>
          <table:table-cell table:formula="of:=SUM([.AM2:.AM214])" office:value-type="float" office:value="28" calcext:value-type="float">
            <text:p>28</text:p>
          </table:table-cell>
          <table:table-cell table:formula="of:=SUM([.AN2:.AN214])" office:value-type="float" office:value="26" calcext:value-type="float">
            <text:p>26</text:p>
          </table:table-cell>
          <table:table-cell table:formula="of:=SUM([.AO2:.AO214])" office:value-type="float" office:value="30" calcext:value-type="float">
            <text:p>30</text:p>
          </table:table-cell>
          <table:table-cell table:formula="of:=SUM([.AP2:.AP214])" office:value-type="float" office:value="28" calcext:value-type="float">
            <text:p>28</text:p>
          </table:table-cell>
          <table:table-cell table:formula="of:=SUM([.AQ2:.AQ214])" office:value-type="float" office:value="25" calcext:value-type="float">
            <text:p>25</text:p>
          </table:table-cell>
          <table:table-cell table:formula="of:=SUM([.AR2:.AR214])" office:value-type="float" office:value="23" calcext:value-type="float">
            <text:p>23</text:p>
          </table:table-cell>
          <table:table-cell table:formula="of:=SUM([.AS2:.AS214])" office:value-type="float" office:value="33" calcext:value-type="float">
            <text:p>33</text:p>
          </table:table-cell>
          <table:table-cell table:formula="of:=SUM([.AT2:.AT214])" office:value-type="float" office:value="28" calcext:value-type="float">
            <text:p>28</text:p>
          </table:table-cell>
          <table:table-cell table:formula="of:=SUM([.AU2:.AU214])" office:value-type="float" office:value="31" calcext:value-type="float">
            <text:p>31</text:p>
          </table:table-cell>
          <table:table-cell table:formula="of:=SUM([.AV2:.AV214])" office:value-type="float" office:value="25" calcext:value-type="float">
            <text:p>25</text:p>
          </table:table-cell>
          <table:table-cell table:formula="of:=SUM([.AW2:.AW214])" office:value-type="float" office:value="22" calcext:value-type="float">
            <text:p>22</text:p>
          </table:table-cell>
          <table:table-cell table:formula="of:=SUM([.AX2:.AX214])" office:value-type="float" office:value="27" calcext:value-type="float">
            <text:p>27</text:p>
          </table:table-cell>
          <table:table-cell table:formula="of:=SUM([.AY2:.AY214])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style-name="ce6" table:formula="of:=213/[.B215]" office:value-type="float" office:value="6.08571428571429" calcext:value-type="float">
            <text:p>6</text:p>
          </table:table-cell>
          <table:table-cell table:style-name="ce6" table:formula="of:=213/[.C215]" office:value-type="float" office:value="5.325" calcext:value-type="float">
            <text:p>5</text:p>
          </table:table-cell>
          <table:table-cell table:style-name="ce6" table:formula="of:=213/[.D215]" office:value-type="float" office:value="8.52" calcext:value-type="float">
            <text:p>9</text:p>
          </table:table-cell>
          <table:table-cell table:style-name="ce6" table:formula="of:=213/[.E215]" office:value-type="float" office:value="6.26470588235294" calcext:value-type="float">
            <text:p>6</text:p>
          </table:table-cell>
          <table:table-cell table:style-name="ce6" table:formula="of:=213/[.F215]" office:value-type="float" office:value="7.88888888888889" calcext:value-type="float">
            <text:p>8</text:p>
          </table:table-cell>
          <table:table-cell table:style-name="ce6" table:formula="of:=213/[.G215]" office:value-type="float" office:value="7.1" calcext:value-type="float">
            <text:p>7</text:p>
          </table:table-cell>
          <table:table-cell table:style-name="ce6" table:formula="of:=213/[.H215]" office:value-type="float" office:value="5.19512195121951" calcext:value-type="float">
            <text:p>5</text:p>
          </table:table-cell>
          <table:table-cell table:style-name="ce6" table:formula="of:=213/[.I215]" office:value-type="float" office:value="8.875" calcext:value-type="float">
            <text:p>9</text:p>
          </table:table-cell>
          <table:table-cell table:style-name="ce6" table:formula="of:=213/[.J215]" office:value-type="float" office:value="7.88888888888889" calcext:value-type="float">
            <text:p>8</text:p>
          </table:table-cell>
          <table:table-cell table:style-name="ce6" table:formula="of:=213/[.K215]" office:value-type="float" office:value="8.52" calcext:value-type="float">
            <text:p>9</text:p>
          </table:table-cell>
          <table:table-cell table:style-name="ce6" table:formula="of:=213/[.L215]" office:value-type="float" office:value="7.3448275862069" calcext:value-type="float">
            <text:p>7</text:p>
          </table:table-cell>
          <table:table-cell table:style-name="ce6" table:formula="of:=213/[.M215]" office:value-type="float" office:value="6.08571428571429" calcext:value-type="float">
            <text:p>6</text:p>
          </table:table-cell>
          <table:table-cell table:style-name="ce6" table:formula="of:=213/[.N215]" office:value-type="float" office:value="6.87096774193548" calcext:value-type="float">
            <text:p>7</text:p>
          </table:table-cell>
          <table:table-cell table:style-name="ce6" table:formula="of:=213/[.O215]" office:value-type="float" office:value="10.65" calcext:value-type="float">
            <text:p>11</text:p>
          </table:table-cell>
          <table:table-cell table:style-name="ce6" table:formula="of:=213/[.P215]" office:value-type="float" office:value="6.45454545454545" calcext:value-type="float">
            <text:p>6</text:p>
          </table:table-cell>
          <table:table-cell table:style-name="ce6" table:formula="of:=213/[.Q215]" office:value-type="float" office:value="5.46153846153846" calcext:value-type="float">
            <text:p>5</text:p>
          </table:table-cell>
          <table:table-cell table:style-name="ce6" table:formula="of:=213/[.R215]" office:value-type="float" office:value="7.88888888888889" calcext:value-type="float">
            <text:p>8</text:p>
          </table:table-cell>
          <table:table-cell table:style-name="ce6" table:formula="of:=213/[.S215]" office:value-type="float" office:value="7.88888888888889" calcext:value-type="float">
            <text:p>8</text:p>
          </table:table-cell>
          <table:table-cell table:style-name="ce6" table:formula="of:=213/[.T215]" office:value-type="float" office:value="6.08571428571429" calcext:value-type="float">
            <text:p>6</text:p>
          </table:table-cell>
          <table:table-cell table:style-name="ce6" table:formula="of:=213/[.U215]" office:value-type="float" office:value="7.1" calcext:value-type="float">
            <text:p>7</text:p>
          </table:table-cell>
          <table:table-cell table:style-name="ce6" table:formula="of:=213/[.V215]" office:value-type="float" office:value="7.60714285714286" calcext:value-type="float">
            <text:p>8</text:p>
          </table:table-cell>
          <table:table-cell table:style-name="ce6" table:formula="of:=213/[.W215]" office:value-type="float" office:value="6.87096774193548" calcext:value-type="float">
            <text:p>7</text:p>
          </table:table-cell>
          <table:table-cell table:style-name="ce6" table:formula="of:=213/[.X215]" office:value-type="float" office:value="6.65625" calcext:value-type="float">
            <text:p>7</text:p>
          </table:table-cell>
          <table:table-cell table:style-name="ce6" table:formula="of:=213/[.Y215]" office:value-type="float" office:value="7.1" calcext:value-type="float">
            <text:p>7</text:p>
          </table:table-cell>
          <table:table-cell table:style-name="ce6" table:formula="of:=213/[.Z215]" office:value-type="float" office:value="6.45454545454545" calcext:value-type="float">
            <text:p>6</text:p>
          </table:table-cell>
          <table:table-cell table:style-name="ce6" table:formula="of:=213/[.AA215]" office:value-type="float" office:value="6.45454545454545" calcext:value-type="float">
            <text:p>6</text:p>
          </table:table-cell>
          <table:table-cell table:style-name="ce6" table:formula="of:=213/[.AB215]" office:value-type="float" office:value="11.2105263157895" calcext:value-type="float">
            <text:p>11</text:p>
          </table:table-cell>
          <table:table-cell table:style-name="ce6" table:formula="of:=213/[.AC215]" office:value-type="float" office:value="5.325" calcext:value-type="float">
            <text:p>5</text:p>
          </table:table-cell>
          <table:table-cell table:style-name="ce6" table:formula="of:=213/[.AD215]" office:value-type="float" office:value="6.08571428571429" calcext:value-type="float">
            <text:p>6</text:p>
          </table:table-cell>
          <table:table-cell table:style-name="ce6" table:formula="of:=213/[.AE215]" office:value-type="float" office:value="6.08571428571429" calcext:value-type="float">
            <text:p>6</text:p>
          </table:table-cell>
          <table:table-cell table:style-name="ce6" table:formula="of:=213/[.AF215]" office:value-type="float" office:value="6.65625" calcext:value-type="float">
            <text:p>7</text:p>
          </table:table-cell>
          <table:table-cell table:style-name="ce6" table:formula="of:=213/[.AG215]" office:value-type="float" office:value="6.08571428571429" calcext:value-type="float">
            <text:p>6</text:p>
          </table:table-cell>
          <table:table-cell table:style-name="ce6" table:formula="of:=213/[.AH215]" office:value-type="float" office:value="7.60714285714286" calcext:value-type="float">
            <text:p>8</text:p>
          </table:table-cell>
          <table:table-cell table:style-name="ce6" table:formula="of:=213/[.AI215]" office:value-type="float" office:value="6.87096774193548" calcext:value-type="float">
            <text:p>7</text:p>
          </table:table-cell>
          <table:table-cell table:style-name="ce6" table:formula="of:=213/[.AJ215]" office:value-type="float" office:value="7.1" calcext:value-type="float">
            <text:p>7</text:p>
          </table:table-cell>
          <table:table-cell table:style-name="ce6" table:formula="of:=213/[.AK215]" office:value-type="float" office:value="7.1" calcext:value-type="float">
            <text:p>7</text:p>
          </table:table-cell>
          <table:table-cell table:style-name="ce6" table:formula="of:=213/[.AL215]" office:value-type="float" office:value="8.52" calcext:value-type="float">
            <text:p>9</text:p>
          </table:table-cell>
          <table:table-cell table:style-name="ce6" table:formula="of:=213/[.AM215]" office:value-type="float" office:value="7.60714285714286" calcext:value-type="float">
            <text:p>8</text:p>
          </table:table-cell>
          <table:table-cell table:style-name="ce6" table:formula="of:=213/[.AN215]" office:value-type="float" office:value="8.19230769230769" calcext:value-type="float">
            <text:p>8</text:p>
          </table:table-cell>
          <table:table-cell table:style-name="ce6" table:formula="of:=213/[.AO215]" office:value-type="float" office:value="7.1" calcext:value-type="float">
            <text:p>7</text:p>
          </table:table-cell>
          <table:table-cell table:style-name="ce6" table:formula="of:=213/[.AP215]" office:value-type="float" office:value="7.60714285714286" calcext:value-type="float">
            <text:p>8</text:p>
          </table:table-cell>
          <table:table-cell table:style-name="ce6" table:formula="of:=213/[.AQ215]" office:value-type="float" office:value="8.52" calcext:value-type="float">
            <text:p>9</text:p>
          </table:table-cell>
          <table:table-cell table:style-name="ce6" table:formula="of:=213/[.AR215]" office:value-type="float" office:value="9.26086956521739" calcext:value-type="float">
            <text:p>9</text:p>
          </table:table-cell>
          <table:table-cell table:style-name="ce6" table:formula="of:=213/[.AS215]" office:value-type="float" office:value="6.45454545454545" calcext:value-type="float">
            <text:p>6</text:p>
          </table:table-cell>
          <table:table-cell table:style-name="ce6" table:formula="of:=213/[.AT215]" office:value-type="float" office:value="7.60714285714286" calcext:value-type="float">
            <text:p>8</text:p>
          </table:table-cell>
          <table:table-cell table:style-name="ce6" table:formula="of:=213/[.AU215]" office:value-type="float" office:value="6.87096774193548" calcext:value-type="float">
            <text:p>7</text:p>
          </table:table-cell>
          <table:table-cell table:style-name="ce6" table:formula="of:=213/[.AV215]" office:value-type="float" office:value="8.52" calcext:value-type="float">
            <text:p>9</text:p>
          </table:table-cell>
          <table:table-cell table:style-name="ce6" table:formula="of:=213/[.AW215]" office:value-type="float" office:value="9.68181818181818" calcext:value-type="float">
            <text:p>10</text:p>
          </table:table-cell>
          <table:table-cell table:style-name="ce6" table:formula="of:=213/[.AX215]" office:value-type="float" office:value="7.88888888888889" calcext:value-type="float">
            <text:p>8</text:p>
          </table:table-cell>
          <table:table-cell table:style-name="ce6" table:formula="of:=213/[.AY215]" office:value-type="float" office:value="8.875" calcext:value-type="float">
            <text:p>9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7" table:formula="of:=[.B217]/[.B216]" office:value-type="float" office:value="0.328638497652582" calcext:value-type="float">
            <text:p>0.33</text:p>
          </table:table-cell>
          <table:table-cell table:style-name="ce7" table:formula="of:=[.C217]/[.C216]" office:value-type="float" office:value="0.375586854460094" calcext:value-type="float">
            <text:p>0.38</text:p>
          </table:table-cell>
          <table:table-cell table:style-name="ce7" table:formula="of:=[.D217]/[.D216]" office:value-type="float" office:value="0.469483568075117" calcext:value-type="float">
            <text:p>0.47</text:p>
          </table:table-cell>
          <table:table-cell table:style-name="ce7" table:formula="of:=[.E217]/[.E216]" office:value-type="float" office:value="2.55399061032864" calcext:value-type="float">
            <text:p>2.55</text:p>
          </table:table-cell>
          <table:table-cell table:style-name="ce7" table:formula="of:=[.F217]/[.F216]" office:value-type="float" office:value="1.01408450704225" calcext:value-type="float">
            <text:p>1.01</text:p>
          </table:table-cell>
          <table:table-cell table:style-name="ce7" table:formula="of:=[.G217]/[.G216]" office:value-type="float" office:value="0.845070422535211" calcext:value-type="float">
            <text:p>0.85</text:p>
          </table:table-cell>
          <table:table-cell table:style-name="ce7" table:formula="of:=[.H217]/[.H216]" office:value-type="float" office:value="0.962441314553991" calcext:value-type="float">
            <text:p>0.96</text:p>
          </table:table-cell>
          <table:table-cell table:style-name="ce7" table:formula="of:=[.I217]/[.I216]" office:value-type="float" office:value="1.23943661971831" calcext:value-type="float">
            <text:p>1.24</text:p>
          </table:table-cell>
          <table:table-cell table:style-name="ce7" table:formula="of:=[.J217]/[.J216]" office:value-type="float" office:value="0.126760563380282" calcext:value-type="float">
            <text:p>0.13</text:p>
          </table:table-cell>
          <table:table-cell table:style-name="ce7" table:formula="of:=[.K217]/[.K216]" office:value-type="float" office:value="0" calcext:value-type="float">
            <text:p>0.00</text:p>
          </table:table-cell>
          <table:table-cell table:style-name="ce7" table:formula="of:=[.L217]/[.L216]" office:value-type="float" office:value="0.272300469483568" calcext:value-type="float">
            <text:p>0.27</text:p>
          </table:table-cell>
          <table:table-cell table:style-name="ce7" table:formula="of:=[.M217]/[.M216]" office:value-type="float" office:value="0.164319248826291" calcext:value-type="float">
            <text:p>0.16</text:p>
          </table:table-cell>
          <table:table-cell table:style-name="ce7" table:formula="of:=[.N217]/[.N216]" office:value-type="float" office:value="0.145539906103286" calcext:value-type="float">
            <text:p>0.15</text:p>
          </table:table-cell>
          <table:table-cell table:style-name="ce7" table:formula="of:=[.O217]/[.O216]" office:value-type="float" office:value="0.28169014084507" calcext:value-type="float">
            <text:p>0.28</text:p>
          </table:table-cell>
          <table:table-cell table:style-name="ce7" table:formula="of:=[.P217]/[.P216]" office:value-type="float" office:value="1.08450704225352" calcext:value-type="float">
            <text:p>1.08</text:p>
          </table:table-cell>
          <table:table-cell table:style-name="ce7" table:formula="of:=[.Q217]/[.Q216]" office:value-type="float" office:value="0.915492957746479" calcext:value-type="float">
            <text:p>0.92</text:p>
          </table:table-cell>
          <table:table-cell table:style-name="ce7" table:formula="of:=[.R217]/[.R216]" office:value-type="float" office:value="0" calcext:value-type="float">
            <text:p>0.00</text:p>
          </table:table-cell>
          <table:table-cell table:style-name="ce7" table:formula="of:=[.S217]/[.S216]" office:value-type="float" office:value="2.02816901408451" calcext:value-type="float">
            <text:p>2.03</text:p>
          </table:table-cell>
          <table:table-cell table:style-name="ce7" table:formula="of:=[.T217]/[.T216]" office:value-type="float" office:value="0" calcext:value-type="float">
            <text:p>0.00</text:p>
          </table:table-cell>
          <table:table-cell table:style-name="ce7" table:formula="of:=[.U217]/[.U216]" office:value-type="float" office:value="0.422535211267606" calcext:value-type="float">
            <text:p>0.42</text:p>
          </table:table-cell>
          <table:table-cell table:style-name="ce7" table:formula="of:=[.V217]/[.V216]" office:value-type="float" office:value="0.394366197183099" calcext:value-type="float">
            <text:p>0.39</text:p>
          </table:table-cell>
          <table:table-cell table:style-name="ce7" table:formula="of:=[.W217]/[.W216]" office:value-type="float" office:value="1.45539906103286" calcext:value-type="float">
            <text:p>1.46</text:p>
          </table:table-cell>
          <table:table-cell table:style-name="ce7" table:formula="of:=[.X217]/[.X216]" office:value-type="float" office:value="3.45539906103286" calcext:value-type="float">
            <text:p>3.46</text:p>
          </table:table-cell>
          <table:table-cell table:style-name="ce7" table:formula="of:=[.Y217]/[.Y216]" office:value-type="float" office:value="0.422535211267606" calcext:value-type="float">
            <text:p>0.42</text:p>
          </table:table-cell>
          <table:table-cell table:style-name="ce7" table:formula="of:=[.Z217]/[.Z216]" office:value-type="float" office:value="0" calcext:value-type="float">
            <text:p>0.00</text:p>
          </table:table-cell>
          <table:table-cell table:style-name="ce7" table:formula="of:=[.AA217]/[.AA216]" office:value-type="float" office:value="0.464788732394366" calcext:value-type="float">
            <text:p>0.46</text:p>
          </table:table-cell>
          <table:table-cell table:style-name="ce7" table:formula="of:=[.AB217]/[.AB216]" office:value-type="float" office:value="0.0892018779342723" calcext:value-type="float">
            <text:p>0.09</text:p>
          </table:table-cell>
          <table:table-cell table:style-name="ce7" table:formula="of:=[.AC217]/[.AC216]" office:value-type="float" office:value="0" calcext:value-type="float">
            <text:p>0.00</text:p>
          </table:table-cell>
          <table:table-cell table:style-name="ce7" table:formula="of:=[.AD217]/[.AD216]" office:value-type="float" office:value="1.31455399061033" calcext:value-type="float">
            <text:p>1.31</text:p>
          </table:table-cell>
          <table:table-cell table:style-name="ce7" table:formula="of:=[.AE217]/[.AE216]" office:value-type="float" office:value="1.8075117370892" calcext:value-type="float">
            <text:p>1.81</text:p>
          </table:table-cell>
          <table:table-cell table:style-name="ce7" table:formula="of:=[.AF217]/[.AF216]" office:value-type="float" office:value="0.901408450704225" calcext:value-type="float">
            <text:p>0.90</text:p>
          </table:table-cell>
          <table:table-cell table:style-name="ce7" table:formula="of:=[.AG217]/[.AG216]" office:value-type="float" office:value="1.31455399061033" calcext:value-type="float">
            <text:p>1.31</text:p>
          </table:table-cell>
          <table:table-cell table:style-name="ce7" table:formula="of:=[.AH217]/[.AH216]" office:value-type="float" office:value="0.525821596244132" calcext:value-type="float">
            <text:p>0.53</text:p>
          </table:table-cell>
          <table:table-cell table:style-name="ce7" table:formula="of:=[.AI217]/[.AI216]" office:value-type="float" office:value="0.873239436619718" calcext:value-type="float">
            <text:p>0.87</text:p>
          </table:table-cell>
          <table:table-cell table:style-name="ce7" table:formula="of:=[.AJ217]/[.AJ216]" office:value-type="float" office:value="0.422535211267606" calcext:value-type="float">
            <text:p>0.42</text:p>
          </table:table-cell>
          <table:table-cell table:style-name="ce7" table:formula="of:=[.AK217]/[.AK216]" office:value-type="float" office:value="0.28169014084507" calcext:value-type="float">
            <text:p>0.28</text:p>
          </table:table-cell>
          <table:table-cell table:style-name="ce7" table:formula="of:=[.AL217]/[.AL216]" office:value-type="float" office:value="0.469483568075117" calcext:value-type="float">
            <text:p>0.47</text:p>
          </table:table-cell>
          <table:table-cell table:style-name="ce7" table:formula="of:=[.AM217]/[.AM216]" office:value-type="float" office:value="0.525821596244132" calcext:value-type="float">
            <text:p>0.53</text:p>
          </table:table-cell>
          <table:table-cell table:style-name="ce7" table:formula="of:=[.AN217]/[.AN216]" office:value-type="float" office:value="0.732394366197183" calcext:value-type="float">
            <text:p>0.73</text:p>
          </table:table-cell>
          <table:table-cell table:style-name="ce7" table:formula="of:=[.AO217]/[.AO216]" office:value-type="float" office:value="1.54929577464789" calcext:value-type="float">
            <text:p>1.55</text:p>
          </table:table-cell>
          <table:table-cell table:style-name="ce7" table:formula="of:=[.AP217]/[.AP216]" office:value-type="float" office:value="0" calcext:value-type="float">
            <text:p>0.00</text:p>
          </table:table-cell>
          <table:table-cell table:style-name="ce7" table:formula="of:=[.AQ217]/[.AQ216]" office:value-type="float" office:value="1.87793427230047" calcext:value-type="float">
            <text:p>1.88</text:p>
          </table:table-cell>
          <table:table-cell table:style-name="ce7" table:formula="of:=[.AR217]/[.AR216]" office:value-type="float" office:value="0.755868544600939" calcext:value-type="float">
            <text:p>0.76</text:p>
          </table:table-cell>
          <table:table-cell table:style-name="ce7" table:formula="of:=[.AS217]/[.AS216]" office:value-type="float" office:value="0.154929577464789" calcext:value-type="float">
            <text:p>0.15</text:p>
          </table:table-cell>
          <table:table-cell table:style-name="ce7" table:formula="of:=[.AT217]/[.AT216]" office:value-type="float" office:value="1.1830985915493" calcext:value-type="float">
            <text:p>1.18</text:p>
          </table:table-cell>
          <table:table-cell table:style-name="ce7" table:formula="of:=[.AU217]/[.AU216]" office:value-type="float" office:value="1.60093896713615" calcext:value-type="float">
            <text:p>1.60</text:p>
          </table:table-cell>
          <table:table-cell table:style-name="ce7" table:formula="of:=[.AV217]/[.AV216]" office:value-type="float" office:value="1.17370892018779" calcext:value-type="float">
            <text:p>1.17</text:p>
          </table:table-cell>
          <table:table-cell table:style-name="ce7" table:formula="of:=[.AW217]/[.AW216]" office:value-type="float" office:value="0.103286384976526" calcext:value-type="float">
            <text:p>0.10</text:p>
          </table:table-cell>
          <table:table-cell table:style-name="ce7" table:formula="of:=[.AX217]/[.AX216]" office:value-type="float" office:value="1.64788732394366" calcext:value-type="float">
            <text:p>1.65</text:p>
          </table:table-cell>
          <table:table-cell table:style-name="ce7" table:formula="of:=[.AY217]/[.AY216]" office:value-type="float" office:value="1.01408450704225" calcext:value-type="float">
            <text:p>1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UM_1</text:p>
          </table:table-cell>
          <table:table-cell table:style-name="ce8" office:value-type="string" calcext:value-type="string">
            <text:p>NUM_2</text:p>
          </table:table-cell>
          <table:table-cell table:style-name="ce2" office:value-type="string" calcext:value-type="string">
            <text:p>NUM_3</text:p>
          </table:table-cell>
          <table:table-cell table:style-name="ce8" office:value-type="string" calcext:value-type="string">
            <text:p>NUM_4</text:p>
          </table:table-cell>
          <table:table-cell table:style-name="ce2" office:value-type="string" calcext:value-type="string">
            <text:p>NUM_5</text:p>
          </table:table-cell>
          <table:table-cell table:style-name="ce8" office:value-type="string" calcext:value-type="string">
            <text:p>NUM_6</text:p>
          </table:table-cell>
          <table:table-cell table:style-name="ce2" office:value-type="string" calcext:value-type="string">
            <text:p>NUM_7</text:p>
          </table:table-cell>
          <table:table-cell table:style-name="ce8" office:value-type="string" calcext:value-type="string">
            <text:p>NUM_8</text:p>
          </table:table-cell>
          <table:table-cell table:style-name="ce2" office:value-type="string" calcext:value-type="string">
            <text:p>NUM_9</text:p>
          </table:table-cell>
          <table:table-cell table:style-name="ce8" office:value-type="string" calcext:value-type="string">
            <text:p>NUM_10</text:p>
          </table:table-cell>
          <table:table-cell table:style-name="ce2" office:value-type="string" calcext:value-type="string">
            <text:p>NUM_11</text:p>
          </table:table-cell>
          <table:table-cell table:style-name="ce8" office:value-type="string" calcext:value-type="string">
            <text:p>NUM_12</text:p>
          </table:table-cell>
          <table:table-cell table:style-name="ce2" office:value-type="string" calcext:value-type="string">
            <text:p>NUM_13</text:p>
          </table:table-cell>
          <table:table-cell table:style-name="ce8" office:value-type="string" calcext:value-type="string">
            <text:p>NUM_14</text:p>
          </table:table-cell>
          <table:table-cell table:style-name="ce2" office:value-type="string" calcext:value-type="string">
            <text:p>NUM_15</text:p>
          </table:table-cell>
          <table:table-cell table:style-name="ce8" office:value-type="string" calcext:value-type="string">
            <text:p>NUM_16</text:p>
          </table:table-cell>
          <table:table-cell table:style-name="ce2" office:value-type="string" calcext:value-type="string">
            <text:p>NUM_17</text:p>
          </table:table-cell>
          <table:table-cell table:style-name="ce8" office:value-type="string" calcext:value-type="string">
            <text:p>NUM_18</text:p>
          </table:table-cell>
          <table:table-cell table:style-name="ce2" office:value-type="string" calcext:value-type="string">
            <text:p>NUM_19</text:p>
          </table:table-cell>
          <table:table-cell table:style-name="ce8" office:value-type="string" calcext:value-type="string">
            <text:p>NUM_20</text:p>
          </table:table-cell>
          <table:table-cell table:style-name="ce2" office:value-type="string" calcext:value-type="string">
            <text:p>NUM_21</text:p>
          </table:table-cell>
          <table:table-cell table:style-name="ce8" office:value-type="string" calcext:value-type="string">
            <text:p>NUM_22</text:p>
          </table:table-cell>
          <table:table-cell table:style-name="ce2" office:value-type="string" calcext:value-type="string">
            <text:p>NUM_23</text:p>
          </table:table-cell>
          <table:table-cell table:style-name="ce8" office:value-type="string" calcext:value-type="string">
            <text:p>NUM_24</text:p>
          </table:table-cell>
          <table:table-cell table:style-name="ce2" office:value-type="string" calcext:value-type="string">
            <text:p>NUM_25</text:p>
          </table:table-cell>
          <table:table-cell table:style-name="ce8" office:value-type="string" calcext:value-type="string">
            <text:p>NUM_26</text:p>
          </table:table-cell>
          <table:table-cell table:style-name="ce2" office:value-type="string" calcext:value-type="string">
            <text:p>NUM_27</text:p>
          </table:table-cell>
          <table:table-cell table:style-name="ce8" office:value-type="string" calcext:value-type="string">
            <text:p>NUM_28</text:p>
          </table:table-cell>
          <table:table-cell table:style-name="ce2" office:value-type="string" calcext:value-type="string">
            <text:p>NUM_29</text:p>
          </table:table-cell>
          <table:table-cell table:style-name="ce8" office:value-type="string" calcext:value-type="string">
            <text:p>NUM_30</text:p>
          </table:table-cell>
          <table:table-cell table:style-name="ce2" office:value-type="string" calcext:value-type="string">
            <text:p>NUM_31</text:p>
          </table:table-cell>
          <table:table-cell table:style-name="ce8" office:value-type="string" calcext:value-type="string">
            <text:p>NUM_32</text:p>
          </table:table-cell>
          <table:table-cell table:style-name="ce2" office:value-type="string" calcext:value-type="string">
            <text:p>NUM_33</text:p>
          </table:table-cell>
          <table:table-cell table:style-name="ce8" office:value-type="string" calcext:value-type="string">
            <text:p>NUM_34</text:p>
          </table:table-cell>
          <table:table-cell table:style-name="ce2" office:value-type="string" calcext:value-type="string">
            <text:p>NUM_35</text:p>
          </table:table-cell>
          <table:table-cell table:style-name="ce8" office:value-type="string" calcext:value-type="string">
            <text:p>NUM_36</text:p>
          </table:table-cell>
          <table:table-cell table:style-name="ce2" office:value-type="string" calcext:value-type="string">
            <text:p>NUM_37</text:p>
          </table:table-cell>
          <table:table-cell table:style-name="ce8" office:value-type="string" calcext:value-type="string">
            <text:p>NUM_38</text:p>
          </table:table-cell>
          <table:table-cell table:style-name="ce2" office:value-type="string" calcext:value-type="string">
            <text:p>NUM_39</text:p>
          </table:table-cell>
          <table:table-cell table:style-name="ce8" office:value-type="string" calcext:value-type="string">
            <text:p>NUM_40</text:p>
          </table:table-cell>
          <table:table-cell table:style-name="ce2" office:value-type="string" calcext:value-type="string">
            <text:p>NUM_41</text:p>
          </table:table-cell>
          <table:table-cell table:style-name="ce8" office:value-type="string" calcext:value-type="string">
            <text:p>NUM_42</text:p>
          </table:table-cell>
          <table:table-cell table:style-name="ce2" office:value-type="string" calcext:value-type="string">
            <text:p>NUM_43</text:p>
          </table:table-cell>
          <table:table-cell table:style-name="ce8" office:value-type="string" calcext:value-type="string">
            <text:p>NUM_44</text:p>
          </table:table-cell>
          <table:table-cell table:style-name="ce2" office:value-type="string" calcext:value-type="string">
            <text:p>NUM_45</text:p>
          </table:table-cell>
          <table:table-cell table:style-name="ce8" office:value-type="string" calcext:value-type="string">
            <text:p>NUM_46</text:p>
          </table:table-cell>
          <table:table-cell table:style-name="ce2" office:value-type="string" calcext:value-type="string">
            <text:p>NUM_47</text:p>
          </table:table-cell>
          <table:table-cell table:style-name="ce8" office:value-type="string" calcext:value-type="string">
            <text:p>NUM_48</text:p>
          </table:table-cell>
          <table:table-cell table:style-name="ce2" office:value-type="string" calcext:value-type="string">
            <text:p>NUM_49</text:p>
          </table:table-cell>
          <table:table-cell table:style-name="ce8" office:value-type="string" calcext:value-type="string">
            <text:p>NUM_50</text:p>
          </table:table-cell>
          <table:table-cell/>
        </table:table-row>
        <table:table-row table:style-name="ro1" table:number-rows-repeated="1048356">
          <table:table-cell table:number-columns-repeated="52"/>
        </table:table-row>
        <table:table-row table:style-name="ro1">
          <table:table-cell table:number-columns-repeated="52"/>
        </table:table-row>
        <calcext:conditional-formats>
          <calcext:conditional-format calcext:target-range-address="Sheet1.B2:Sheet1.AY214">
            <calcext:condition calcext:apply-style-name="Good" calcext:value="=1" calcext:base-cell-address="Sheet1.B2"/>
          </calcext:conditional-format>
        </calcext:conditional-formats>
      </table:table>
      <table:table table:name="Sheet2" table:style-name="ta1">
        <table:table-column table:style-name="co2" table:number-columns-repeated="5" table:default-cell-style-name="ce7"/>
        <table:table-column table:style-name="co2" table:default-cell-style-name="Default"/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6.65625" calcext:value-type="float">
            <text:p>6.66</text:p>
          </table:table-cell>
          <table:table-cell office:value-type="float" office:value="23" calcext:value-type="float">
            <text:p>23.00</text:p>
          </table:table-cell>
          <table:table-cell office:value-type="float" office:value="3.45539906103286" calcext:value-type="float">
            <text:p>3.46</text:p>
          </table:table-cell>
          <table:table-cell office:value-type="string" calcext:value-type="string">
            <text:p>NUM_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float" office:value="6.26470588235294" calcext:value-type="float">
            <text:p>6.26</text:p>
          </table:table-cell>
          <table:table-cell office:value-type="float" office:value="16" calcext:value-type="float">
            <text:p>16.00</text:p>
          </table:table-cell>
          <table:table-cell office:value-type="float" office:value="2.55399061032864" calcext:value-type="float">
            <text:p>2.55</text:p>
          </table:table-cell>
          <table:table-cell office:value-type="string" calcext:value-type="string">
            <text:p>NUM_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16" calcext:value-type="float">
            <text:p>16.00</text:p>
          </table:table-cell>
          <table:table-cell office:value-type="float" office:value="2.02816901408451" calcext:value-type="float">
            <text:p>2.03</text:p>
          </table:table-cell>
          <table:table-cell office:value-type="string" calcext:value-type="string">
            <text:p>NUM_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8.52" calcext:value-type="float">
            <text:p>8.52</text:p>
          </table:table-cell>
          <table:table-cell office:value-type="float" office:value="16" calcext:value-type="float">
            <text:p>16.00</text:p>
          </table:table-cell>
          <table:table-cell office:value-type="float" office:value="1.87793427230047" calcext:value-type="float">
            <text:p>1.88</text:p>
          </table:table-cell>
          <table:table-cell office:value-type="string" calcext:value-type="string">
            <text:p>NUM_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office:value-type="float" office:value="11" calcext:value-type="float">
            <text:p>11.00</text:p>
          </table:table-cell>
          <table:table-cell office:value-type="float" office:value="1.8075117370892" calcext:value-type="float">
            <text:p>1.81</text:p>
          </table:table-cell>
          <table:table-cell office:value-type="string" calcext:value-type="string">
            <text:p>NUM_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13" calcext:value-type="float">
            <text:p>13.00</text:p>
          </table:table-cell>
          <table:table-cell office:value-type="float" office:value="1.64788732394366" calcext:value-type="float">
            <text:p>1.65</text:p>
          </table:table-cell>
          <table:table-cell office:value-type="string" calcext:value-type="string">
            <text:p>NUM_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6.87096774193548" calcext:value-type="float">
            <text:p>6.87</text:p>
          </table:table-cell>
          <table:table-cell office:value-type="float" office:value="11" calcext:value-type="float">
            <text:p>11.00</text:p>
          </table:table-cell>
          <table:table-cell office:value-type="float" office:value="1.60093896713615" calcext:value-type="float">
            <text:p>1.60</text:p>
          </table:table-cell>
          <table:table-cell office:value-type="string" calcext:value-type="string">
            <text:p>NUM_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11" calcext:value-type="float">
            <text:p>11.00</text:p>
          </table:table-cell>
          <table:table-cell office:value-type="float" office:value="1.54929577464789" calcext:value-type="float">
            <text:p>1.55</text:p>
          </table:table-cell>
          <table:table-cell office:value-type="string" calcext:value-type="string">
            <text:p>NUM_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6.87096774193548" calcext:value-type="float">
            <text:p>6.87</text:p>
          </table:table-cell>
          <table:table-cell office:value-type="float" office:value="10" calcext:value-type="float">
            <text:p>10.00</text:p>
          </table:table-cell>
          <table:table-cell office:value-type="float" office:value="1.45539906103286" calcext:value-type="float">
            <text:p>1.46</text:p>
          </table:table-cell>
          <table:table-cell office:value-type="string" calcext:value-type="string">
            <text:p>NUM_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office:value-type="float" office:value="8" calcext:value-type="float">
            <text:p>8.00</text:p>
          </table:table-cell>
          <table:table-cell office:value-type="float" office:value="1.31455399061033" calcext:value-type="float">
            <text:p>1.31</text:p>
          </table:table-cell>
          <table:table-cell office:value-type="string" calcext:value-type="string">
            <text:p>NUM_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office:value-type="float" office:value="8" calcext:value-type="float">
            <text:p>8.00</text:p>
          </table:table-cell>
          <table:table-cell office:value-type="float" office:value="1.31455399061033" calcext:value-type="float">
            <text:p>1.31</text:p>
          </table:table-cell>
          <table:table-cell office:value-type="string" calcext:value-type="string">
            <text:p>NUM_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8.875" calcext:value-type="float">
            <text:p>8.88</text:p>
          </table:table-cell>
          <table:table-cell office:value-type="float" office:value="11" calcext:value-type="float">
            <text:p>11.00</text:p>
          </table:table-cell>
          <table:table-cell office:value-type="float" office:value="1.23943661971831" calcext:value-type="float">
            <text:p>1.24</text:p>
          </table:table-cell>
          <table:table-cell office:value-type="string" calcext:value-type="string">
            <text:p>NUM_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7.60714285714286" calcext:value-type="float">
            <text:p>7.61</text:p>
          </table:table-cell>
          <table:table-cell office:value-type="float" office:value="9" calcext:value-type="float">
            <text:p>9.00</text:p>
          </table:table-cell>
          <table:table-cell office:value-type="float" office:value="1.1830985915493" calcext:value-type="float">
            <text:p>1.18</text:p>
          </table:table-cell>
          <table:table-cell office:value-type="string" calcext:value-type="string">
            <text:p>NUM_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8.52" calcext:value-type="float">
            <text:p>8.52</text:p>
          </table:table-cell>
          <table:table-cell office:value-type="float" office:value="10" calcext:value-type="float">
            <text:p>10.00</text:p>
          </table:table-cell>
          <table:table-cell office:value-type="float" office:value="1.17370892018779" calcext:value-type="float">
            <text:p>1.17</text:p>
          </table:table-cell>
          <table:table-cell office:value-type="string" calcext:value-type="string">
            <text:p>NUM_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6.45454545454545" calcext:value-type="float">
            <text:p>6.45</text:p>
          </table:table-cell>
          <table:table-cell office:value-type="float" office:value="7" calcext:value-type="float">
            <text:p>7.00</text:p>
          </table:table-cell>
          <table:table-cell office:value-type="float" office:value="1.08450704225352" calcext:value-type="float">
            <text:p>1.08</text:p>
          </table:table-cell>
          <table:table-cell office:value-type="string" calcext:value-type="string">
            <text:p>NUM_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8" calcext:value-type="float">
            <text:p>8.00</text:p>
          </table:table-cell>
          <table:table-cell office:value-type="float" office:value="1.01408450704225" calcext:value-type="float">
            <text:p>1.01</text:p>
          </table:table-cell>
          <table:table-cell office:value-type="string" calcext:value-type="string">
            <text:p>NUM_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8.875" calcext:value-type="float">
            <text:p>8.88</text:p>
          </table:table-cell>
          <table:table-cell office:value-type="float" office:value="9" calcext:value-type="float">
            <text:p>9.00</text:p>
          </table:table-cell>
          <table:table-cell office:value-type="float" office:value="1.01408450704225" calcext:value-type="float">
            <text:p>1.01</text:p>
          </table:table-cell>
          <table:table-cell office:value-type="string" calcext:value-type="string">
            <text:p>NUM_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float" office:value="5.19512195121951" calcext:value-type="float">
            <text:p>5.20</text:p>
          </table:table-cell>
          <table:table-cell office:value-type="float" office:value="5" calcext:value-type="float">
            <text:p>5.00</text:p>
          </table:table-cell>
          <table:table-cell office:value-type="float" office:value="0.962441314553991" calcext:value-type="float">
            <text:p>0.96</text:p>
          </table:table-cell>
          <table:table-cell office:value-type="string" calcext:value-type="string">
            <text:p>NUM_7</text:p>
          </table:table-cell>
          <table:table-cell/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float" office:value="5.46153846153846" calcext:value-type="float">
            <text:p>5.46</text:p>
          </table:table-cell>
          <table:table-cell office:value-type="float" office:value="5" calcext:value-type="float">
            <text:p>5.00</text:p>
          </table:table-cell>
          <table:table-cell office:value-type="float" office:value="0.915492957746479" calcext:value-type="float">
            <text:p>0.92</text:p>
          </table:table-cell>
          <table:table-cell office:value-type="string" calcext:value-type="string">
            <text:p>NUM_16</text:p>
          </table:table-cell>
          <table:table-cell/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6.65625" calcext:value-type="float">
            <text:p>6.66</text:p>
          </table:table-cell>
          <table:table-cell office:value-type="float" office:value="6" calcext:value-type="float">
            <text:p>6.00</text:p>
          </table:table-cell>
          <table:table-cell office:value-type="float" office:value="0.901408450704225" calcext:value-type="float">
            <text:p>0.90</text:p>
          </table:table-cell>
          <table:table-cell office:value-type="string" calcext:value-type="string">
            <text:p>NUM_31</text:p>
          </table:table-cell>
          <table:table-cell/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6.87096774193548" calcext:value-type="float">
            <text:p>6.87</text:p>
          </table:table-cell>
          <table:table-cell office:value-type="float" office:value="6" calcext:value-type="float">
            <text:p>6.00</text:p>
          </table:table-cell>
          <table:table-cell office:value-type="float" office:value="0.873239436619718" calcext:value-type="float">
            <text:p>0.87</text:p>
          </table:table-cell>
          <table:table-cell office:value-type="string" calcext:value-type="string">
            <text:p>NUM_34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6" calcext:value-type="float">
            <text:p>6.00</text:p>
          </table:table-cell>
          <table:table-cell office:value-type="float" office:value="0.845070422535211" calcext:value-type="float">
            <text:p>0.85</text:p>
          </table:table-cell>
          <table:table-cell office:value-type="string" calcext:value-type="string">
            <text:p>NUM_6</text:p>
          </table:table-cell>
          <table:table-cell/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9.26086956521739" calcext:value-type="float">
            <text:p>9.26</text:p>
          </table:table-cell>
          <table:table-cell office:value-type="float" office:value="7" calcext:value-type="float">
            <text:p>7.00</text:p>
          </table:table-cell>
          <table:table-cell office:value-type="float" office:value="0.755868544600939" calcext:value-type="float">
            <text:p>0.76</text:p>
          </table:table-cell>
          <table:table-cell office:value-type="string" calcext:value-type="string">
            <text:p>NUM_43</text:p>
          </table:table-cell>
          <table:table-cell/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8.19230769230769" calcext:value-type="float">
            <text:p>8.19</text:p>
          </table:table-cell>
          <table:table-cell office:value-type="float" office:value="6" calcext:value-type="float">
            <text:p>6.00</text:p>
          </table:table-cell>
          <table:table-cell office:value-type="float" office:value="0.732394366197183" calcext:value-type="float">
            <text:p>0.73</text:p>
          </table:table-cell>
          <table:table-cell office:value-type="string" calcext:value-type="string">
            <text:p>NUM_39</text:p>
          </table:table-cell>
          <table:table-cell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7.60714285714286" calcext:value-type="float">
            <text:p>7.61</text:p>
          </table:table-cell>
          <table:table-cell office:value-type="float" office:value="4" calcext:value-type="float">
            <text:p>4.00</text:p>
          </table:table-cell>
          <table:table-cell office:value-type="float" office:value="0.525821596244132" calcext:value-type="float">
            <text:p>0.53</text:p>
          </table:table-cell>
          <table:table-cell office:value-type="string" calcext:value-type="string">
            <text:p>NUM_33</text:p>
          </table:table-cell>
          <table:table-cell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7.60714285714286" calcext:value-type="float">
            <text:p>7.61</text:p>
          </table:table-cell>
          <table:table-cell office:value-type="float" office:value="4" calcext:value-type="float">
            <text:p>4.00</text:p>
          </table:table-cell>
          <table:table-cell office:value-type="float" office:value="0.525821596244132" calcext:value-type="float">
            <text:p>0.53</text:p>
          </table:table-cell>
          <table:table-cell office:value-type="string" calcext:value-type="string">
            <text:p>NUM_38</text:p>
          </table:table-cell>
          <table:table-cell/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8.52" calcext:value-type="float">
            <text:p>8.52</text:p>
          </table:table-cell>
          <table:table-cell office:value-type="float" office:value="4" calcext:value-type="float">
            <text:p>4.00</text:p>
          </table:table-cell>
          <table:table-cell office:value-type="float" office:value="0.469483568075117" calcext:value-type="float">
            <text:p>0.47</text:p>
          </table:table-cell>
          <table:table-cell office:value-type="string" calcext:value-type="string">
            <text:p>NUM_3</text:p>
          </table:table-cell>
          <table:table-cell/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8.52" calcext:value-type="float">
            <text:p>8.52</text:p>
          </table:table-cell>
          <table:table-cell office:value-type="float" office:value="4" calcext:value-type="float">
            <text:p>4.00</text:p>
          </table:table-cell>
          <table:table-cell office:value-type="float" office:value="0.469483568075117" calcext:value-type="float">
            <text:p>0.47</text:p>
          </table:table-cell>
          <table:table-cell office:value-type="string" calcext:value-type="string">
            <text:p>NUM_37</text:p>
          </table:table-cell>
          <table:table-cell/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6.45454545454545" calcext:value-type="float">
            <text:p>6.45</text:p>
          </table:table-cell>
          <table:table-cell office:value-type="float" office:value="3" calcext:value-type="float">
            <text:p>3.00</text:p>
          </table:table-cell>
          <table:table-cell office:value-type="float" office:value="0.464788732394366" calcext:value-type="float">
            <text:p>0.46</text:p>
          </table:table-cell>
          <table:table-cell office:value-type="string" calcext:value-type="string">
            <text:p>NUM_26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3" calcext:value-type="float">
            <text:p>3.00</text:p>
          </table:table-cell>
          <table:table-cell office:value-type="float" office:value="0.422535211267606" calcext:value-type="float">
            <text:p>0.42</text:p>
          </table:table-cell>
          <table:table-cell office:value-type="string" calcext:value-type="string">
            <text:p>NUM_20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3" calcext:value-type="float">
            <text:p>3.00</text:p>
          </table:table-cell>
          <table:table-cell office:value-type="float" office:value="0.422535211267606" calcext:value-type="float">
            <text:p>0.42</text:p>
          </table:table-cell>
          <table:table-cell office:value-type="string" calcext:value-type="string">
            <text:p>NUM_24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3" calcext:value-type="float">
            <text:p>3.00</text:p>
          </table:table-cell>
          <table:table-cell office:value-type="float" office:value="0.422535211267606" calcext:value-type="float">
            <text:p>0.42</text:p>
          </table:table-cell>
          <table:table-cell office:value-type="string" calcext:value-type="string">
            <text:p>NUM_35</text:p>
          </table:table-cell>
          <table:table-cell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7.60714285714286" calcext:value-type="float">
            <text:p>7.61</text:p>
          </table:table-cell>
          <table:table-cell office:value-type="float" office:value="3" calcext:value-type="float">
            <text:p>3.00</text:p>
          </table:table-cell>
          <table:table-cell office:value-type="float" office:value="0.394366197183099" calcext:value-type="float">
            <text:p>0.39</text:p>
          </table:table-cell>
          <table:table-cell office:value-type="string" calcext:value-type="string">
            <text:p>NUM_21</text:p>
          </table:table-cell>
          <table:table-cell/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5.325" calcext:value-type="float">
            <text:p>5.33</text:p>
          </table:table-cell>
          <table:table-cell office:value-type="float" office:value="2" calcext:value-type="float">
            <text:p>2.00</text:p>
          </table:table-cell>
          <table:table-cell office:value-type="float" office:value="0.375586854460094" calcext:value-type="float">
            <text:p>0.38</text:p>
          </table:table-cell>
          <table:table-cell office:value-type="string" calcext:value-type="string">
            <text:p>NUM_2</text:p>
          </table:table-cell>
          <table:table-cell/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office:value-type="float" office:value="2" calcext:value-type="float">
            <text:p>2.00</text:p>
          </table:table-cell>
          <table:table-cell office:value-type="float" office:value="0.328638497652582" calcext:value-type="float">
            <text:p>0.33</text:p>
          </table:table-cell>
          <table:table-cell office:value-type="string" calcext:value-type="string">
            <text:p>NUM_1</text:p>
          </table:table-cell>
          <table:table-cell/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10.65" calcext:value-type="float">
            <text:p>10.65</text:p>
          </table:table-cell>
          <table:table-cell office:value-type="float" office:value="3" calcext:value-type="float">
            <text:p>3.00</text:p>
          </table:table-cell>
          <table:table-cell office:value-type="float" office:value="0.28169014084507" calcext:value-type="float">
            <text:p>0.28</text:p>
          </table:table-cell>
          <table:table-cell office:value-type="string" calcext:value-type="string">
            <text:p>NUM_14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7.1" calcext:value-type="float">
            <text:p>7.10</text:p>
          </table:table-cell>
          <table:table-cell office:value-type="float" office:value="2" calcext:value-type="float">
            <text:p>2.00</text:p>
          </table:table-cell>
          <table:table-cell office:value-type="float" office:value="0.28169014084507" calcext:value-type="float">
            <text:p>0.28</text:p>
          </table:table-cell>
          <table:table-cell office:value-type="string" calcext:value-type="string">
            <text:p>NUM_36</text:p>
          </table:table-cell>
          <table:table-cell/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7.3448275862069" calcext:value-type="float">
            <text:p>7.34</text:p>
          </table:table-cell>
          <table:table-cell office:value-type="float" office:value="2" calcext:value-type="float">
            <text:p>2.00</text:p>
          </table:table-cell>
          <table:table-cell office:value-type="float" office:value="0.272300469483568" calcext:value-type="float">
            <text:p>0.27</text:p>
          </table:table-cell>
          <table:table-cell office:value-type="string" calcext:value-type="string">
            <text:p>NUM_11</text:p>
          </table:table-cell>
          <table:table-cell/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office:value-type="float" office:value="1" calcext:value-type="float">
            <text:p>1.00</text:p>
          </table:table-cell>
          <table:table-cell office:value-type="float" office:value="0.164319248826291" calcext:value-type="float">
            <text:p>0.16</text:p>
          </table:table-cell>
          <table:table-cell office:value-type="string" calcext:value-type="string">
            <text:p>NUM_12</text:p>
          </table:table-cell>
          <table:table-cell/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6.45454545454545" calcext:value-type="float">
            <text:p>6.45</text:p>
          </table:table-cell>
          <table:table-cell office:value-type="float" office:value="1" calcext:value-type="float">
            <text:p>1.00</text:p>
          </table:table-cell>
          <table:table-cell office:value-type="float" office:value="0.154929577464789" calcext:value-type="float">
            <text:p>0.15</text:p>
          </table:table-cell>
          <table:table-cell office:value-type="string" calcext:value-type="string">
            <text:p>NUM_44</text:p>
          </table:table-cell>
          <table:table-cell/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6.87096774193548" calcext:value-type="float">
            <text:p>6.87</text:p>
          </table:table-cell>
          <table:table-cell office:value-type="float" office:value="1" calcext:value-type="float">
            <text:p>1.00</text:p>
          </table:table-cell>
          <table:table-cell office:value-type="float" office:value="0.145539906103286" calcext:value-type="float">
            <text:p>0.15</text:p>
          </table:table-cell>
          <table:table-cell office:value-type="string" calcext:value-type="string">
            <text:p>NUM_13</text:p>
          </table:table-cell>
          <table:table-cell/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1" calcext:value-type="float">
            <text:p>1.00</text:p>
          </table:table-cell>
          <table:table-cell office:value-type="float" office:value="0.126760563380282" calcext:value-type="float">
            <text:p>0.13</text:p>
          </table:table-cell>
          <table:table-cell office:value-type="string" calcext:value-type="string">
            <text:p>NUM_9</text:p>
          </table:table-cell>
          <table:table-cell/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9.68181818181818" calcext:value-type="float">
            <text:p>9.68</text:p>
          </table:table-cell>
          <table:table-cell office:value-type="float" office:value="1" calcext:value-type="float">
            <text:p>1.00</text:p>
          </table:table-cell>
          <table:table-cell office:value-type="float" office:value="0.103286384976526" calcext:value-type="float">
            <text:p>0.10</text:p>
          </table:table-cell>
          <table:table-cell office:value-type="string" calcext:value-type="string">
            <text:p>NUM_48</text:p>
          </table:table-cell>
          <table:table-cell/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11.2105263157895" calcext:value-type="float">
            <text:p>11.21</text:p>
          </table:table-cell>
          <table:table-cell office:value-type="float" office:value="1" calcext:value-type="float">
            <text:p>1.00</text:p>
          </table:table-cell>
          <table:table-cell office:value-type="float" office:value="0.0892018779342723" calcext:value-type="float">
            <text:p>0.09</text:p>
          </table:table-cell>
          <table:table-cell office:value-type="string" calcext:value-type="string">
            <text:p>NUM_27</text:p>
          </table:table-cell>
          <table:table-cell/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10</text:p>
          </table:table-cell>
          <table:table-cell/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7.88888888888889" calcext:value-type="float">
            <text:p>7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17</text:p>
          </table:table-cell>
          <table:table-cell/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6.08571428571429" calcext:value-type="float">
            <text:p>6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19</text:p>
          </table:table-cell>
          <table:table-cell/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6.45454545454545" calcext:value-type="float">
            <text:p>6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25</text:p>
          </table:table-cell>
          <table:table-cell/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5.325" calcext:value-type="float">
            <text:p>5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28</text:p>
          </table:table-cell>
          <table:table-cell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7.60714285714286" calcext:value-type="float">
            <text:p>7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UM_4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Y2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2.F1:Sheet2.F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48:30.556000000</meta:creation-date>
    <dc:date>2025-01-20T16:10:04.022000000</dc:date>
    <meta:editing-duration>PT4M10S</meta:editing-duration>
    <meta:editing-cycles>1</meta:editing-cycles>
    <meta:document-statistic meta:table-count="2" meta:cell-count="11644" meta:object-count="0"/>
    <meta:generator>LibreOffice/24.8.3.2$Windows_X86_64 LibreOffice_project/48a6bac9e7e268aeb4c3483fcf825c94556d9f92</meta:generator>
  </office:meta>
</office:document-meta>
</file>